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1.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999cm" svg:height="4cm" draw:transform="rotate (0.785398163397448) translate (6cm 8.708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999cm" svg:height="4cm" draw:transform="rotate (0.785398163397448) translate (18cm 8.708cm)">
          <text:p/>
          <draw:enhanced-geometry svg:viewBox="0 0 21600 21600" draw:text-areas="?f0 0 ?f2 ?f5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5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5:35:36.174571935</meta:creation-date>
    <dc:date>2017-08-17T00:33:29.621025935</dc:date>
    <meta:editing-duration>PT28M58S</meta:editing-duration>
    <meta:editing-cycles>5</meta:editing-cycles>
    <meta:generator>LibreOfficeDev/6.0.0.0.alpha0$Linux_X86_64 LibreOffice_project/98d7a294180915a0b090000e808fe65c64695b5d</meta:generator>
    <meta:document-statistic meta:object-count="25"/>
  </office:meta>
</office:document-meta>
</file>